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ato" svg:font-family="Lato"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border-top="none" fo:border-left="none" fo:border-bottom="0.0104in solid #303130" fo:border-right="none" fo:padding-top="0in" fo:padding-left="0in" fo:padding-bottom="0.1111in" fo:padding-right="0in" style:shadow="none" fo:margin-bottom="0.2083in" fo:line-height="100%" fo:background-color="#FFFFFF"/>
      <style:text-properties style:font-name="Lato" style:font-name-asian="Times New Roman" style:font-name-complex="Times New Roman" fo:color="#303130" style:letter-kerning="false" fo:font-size="18pt" style:font-size-asian="18pt" style:font-size-complex="18pt" style:language-asian="en" style:country-asian="GB"/>
    </style:style>
    <style:style style:name="P2" style:parent-style-name="Normal" style:family="paragraph">
      <style:paragraph-properties fo:text-align="justify" fo:margin-bottom="0.1041in" fo:line-height="100%" fo:background-color="#FFFFFF"/>
    </style:style>
    <style:style style:name="T3"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P4" style:parent-style-name="Normal" style:family="paragraph">
      <style:paragraph-properties fo:text-align="justify" fo:margin-bottom="0.1041in" fo:line-height="100%" fo:background-color="#FFFFFF"/>
    </style:style>
    <style:style style:name="T5"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P6" style:parent-style-name="Normal" style:family="paragraph">
      <style:paragraph-properties fo:border-top="none" fo:border-left="none" fo:border-bottom="0.0104in solid #303130" fo:border-right="none" fo:padding-top="0in" fo:padding-left="0in" fo:padding-bottom="0.1111in" fo:padding-right="0in" style:shadow="none" fo:margin-bottom="0.2083in" fo:line-height="100%" fo:background-color="#FFFFFF"/>
      <style:text-properties style:font-name="Lato" style:font-name-asian="Times New Roman" style:font-name-complex="Times New Roman" fo:color="#303130" style:letter-kerning="false" fo:font-size="18pt" style:font-size-asian="18pt" style:font-size-complex="18pt" style:language-asian="en" style:country-asian="GB"/>
    </style:style>
    <style:style style:name="TableColumn8" style:family="table-column">
      <style:table-column-properties style:column-width="2.4944in"/>
    </style:style>
    <style:style style:name="TableColumn9" style:family="table-column">
      <style:table-column-properties style:column-width="3.7597in"/>
    </style:style>
    <style:style style:name="Table7" style:family="table">
      <style:table-properties style:width="6.2541in" style:rel-width="100%" fo:margin-left="0in" table:align="left"/>
    </style:style>
    <style:style style:name="TableRow10" style:family="table-row">
      <style:table-row-properties/>
    </style:style>
    <style:style style:name="TableCell11" style:family="table-cell">
      <style:table-cell-properties fo:border="0.0138in solid #E0DEDE" style:writing-mode="lr-tb" fo:padding-top="0.1041in" fo:padding-left="0.2083in" fo:padding-bottom="0.1041in" fo:padding-right="0.2083in"/>
    </style:style>
    <style:style style:name="P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 style:parent-style-name="DefaultParagraphFont" style:family="text">
      <style:text-properties style:font-name="Calibri" style:font-name-asian="Times New Roman" style:font-name-complex="Calibri" fo:font-weight="bold" style:font-weight-asian="bold" style:font-weight-complex="bold" fo:color="#000000" style:letter-kerning="false" fo:font-size="12pt" style:font-size-asian="12pt" style:font-size-complex="12pt" style:language-asian="en" style:country-asian="GB"/>
    </style:style>
    <style:style style:name="TableCell14" style:family="table-cell">
      <style:table-cell-properties fo:border-top="0.0138in solid #000000" fo:border-left="none" fo:border-bottom="0.0138in solid #000000" fo:border-right="0.0138in solid #000000" style:writing-mode="lr-tb" fo:padding-top="0.1041in" fo:padding-left="0.2083in" fo:padding-bottom="0.1041in" fo:padding-right="0.2083in"/>
    </style:style>
    <style:style style:name="P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 style:parent-style-name="DefaultParagraphFont" style:family="text">
      <style:text-properties style:font-name="Calibri" style:font-name-asian="Times New Roman" style:font-name-complex="Calibri" fo:font-weight="bold" style:font-weight-asian="bold" style:font-weight-complex="bold" fo:color="#000000" style:letter-kerning="false" fo:font-size="12pt" style:font-size-asian="12pt" style:font-size-complex="12pt" style:language-asian="en" style:country-asian="GB"/>
    </style:style>
    <style:style style:name="TableRow17" style:family="table-row">
      <style:table-row-properties/>
    </style:style>
    <style:style style:name="TableCell18"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21"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24" style:family="table-row">
      <style:table-row-properties/>
    </style:style>
    <style:style style:name="TableCell25"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28"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31" style:family="table-row">
      <style:table-row-properties/>
    </style:style>
    <style:style style:name="TableCell32"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35"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38" style:family="table-row">
      <style:table-row-properties style:min-row-height="0.0173in"/>
    </style:style>
    <style:style style:name="TableCell39"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42"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45" style:family="table-row">
      <style:table-row-properties/>
    </style:style>
    <style:style style:name="TableCell46"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49"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52" style:family="table-row">
      <style:table-row-properties/>
    </style:style>
    <style:style style:name="TableCell53"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56"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59" style:family="table-row">
      <style:table-row-properties/>
    </style:style>
    <style:style style:name="TableCell60"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63"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66" style:family="table-row">
      <style:table-row-properties/>
    </style:style>
    <style:style style:name="TableCell67"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70"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73" style:family="table-row">
      <style:table-row-properties/>
    </style:style>
    <style:style style:name="TableCell74"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77"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80" style:family="table-row">
      <style:table-row-properties/>
    </style:style>
    <style:style style:name="TableCell81"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84"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87" style:family="table-row">
      <style:table-row-properties/>
    </style:style>
    <style:style style:name="TableCell88"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91"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Row94" style:family="table-row">
      <style:table-row-properties/>
    </style:style>
    <style:style style:name="TableCell95" style:family="table-cell">
      <style:table-cell-properties fo:border-top="none" fo:border-left="0.0138in solid #000000" fo:border-bottom="0.0138in solid #000000" fo:border-right="0.0138in solid #000000" style:writing-mode="lr-tb" fo:padding-top="0.1041in" fo:padding-left="0.2083in" fo:padding-bottom="0.1041in" fo:padding-right="0.2083in"/>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style:style style:name="TableCell98" style:family="table-cell">
      <style:table-cell-properties fo:border-top="none" fo:border-left="none" fo:border-bottom="0.0138in solid #000000" fo:border-right="0.0138in solid #000000" style:writing-mode="lr-tb" fo:padding-top="0.1041in" fo:padding-left="0.2083in" fo:padding-bottom="0.1041in" fo:padding-right="0.2083in"/>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 style:parent-style-name="DefaultParagraphFont" style:family="text">
      <style:text-properties style:font-name="Calibri" style:font-name-asian="Times New Roman" style:font-name-complex="Calibri" fo:color="#000000" style:letter-kerning="false" fo:font-size="12pt" style:font-size-asian="12pt" style:font-size-complex="12pt" style:language-asian="en" style:country-asian="GB"/>
    </style:style>
  </office:automatic-styles>
  <office:body>
    <office:text text:use-soft-page-breaks="true">
      <text:h text:style-name="P1" text:outline-level="2">Details</text:h>
      <text:p text:style-name="P2"><text:span text:style-name="T3">The Astra Series was designed to further improve on the attributes that set Orbbec 3D cameras apart from existing 3D cameras on the market. Astra 3D cameras provide computer vision that enables dozens of functions such as face recognition, gesture recognition, human body tracking, three-dimensional measurement, environment perception, and three-dimensional map reconstruction.  </text:span></text:p>
      <text:p text:style-name="P4"><text:span text:style-name="T5">Orbbec Astra shares the same appearance, size, and weight as Orbbec Astra S. The difference is that Astra is optimized for long-range use cases, which makes it great for interactive systems, entertainment, retail, and robotics. Astra was developed to be highly compatible with existing OpenNI applications making both the Astra and Astra S ideal cameras for pre-existing apps that were built with OpenNI.</text:span></text:p>
      <text:h text:style-name="P6" text:outline-level="2">Technical Specs</text:h>
      <table:table table:style-name="Table7">
        <table:table-columns>
          <table:table-column table:style-name="TableColumn8"/>
          <table:table-column table:style-name="TableColumn9"/>
        </table:table-columns>
        <table:table-header-rows>
          <table:table-row table:style-name="TableRow10">
            <table:table-cell table:style-name="TableCell11">
              <text:p text:style-name="P12"><text:span text:style-name="T13">Product Name</text:span></text:p>
            </table:table-cell>
            <table:table-cell table:style-name="TableCell14">
              <text:p text:style-name="P15"><text:span text:style-name="T16">Astra<text:s/></text:span></text:p>
            </table:table-cell>
          </table:table-row>
          <table:table-row table:style-name="TableRow17">
            <table:table-cell table:style-name="TableCell18">
              <text:p text:style-name="P19"><text:span text:style-name="T20">Range</text:span></text:p>
            </table:table-cell>
            <table:table-cell table:style-name="TableCell21">
              <text:p text:style-name="P22"><text:span text:style-name="T23">0.6m – 8m</text:span></text:p>
            </table:table-cell>
          </table:table-row>
          <table:table-row table:style-name="TableRow24">
            <table:table-cell table:style-name="TableCell25">
              <text:p text:style-name="P26"><text:span text:style-name="T27">FOV</text:span></text:p>
            </table:table-cell>
            <table:table-cell table:style-name="TableCell28">
              <text:p text:style-name="P29"><text:span text:style-name="T30">60°H x 49.5°V x 73°D</text:span></text:p>
            </table:table-cell>
          </table:table-row>
          <table:table-row table:style-name="TableRow31">
            <table:table-cell table:style-name="TableCell32">
              <text:p text:style-name="P33"><text:span text:style-name="T34">RGB Image Resolution</text:span></text:p>
            </table:table-cell>
            <table:table-cell table:style-name="TableCell35">
              <text:p text:style-name="P36"><text:span text:style-name="T37">640 x 480 @30fps</text:span></text:p>
            </table:table-cell>
          </table:table-row>
          <table:table-row table:style-name="TableRow38">
            <table:table-cell table:style-name="TableCell39">
              <text:p text:style-name="P40"><text:span text:style-name="T41">Depth Image Resolution</text:span></text:p>
            </table:table-cell>
            <table:table-cell table:style-name="TableCell42">
              <text:p text:style-name="P43"><text:span text:style-name="T44">640 x 480 @30fps</text:span></text:p>
            </table:table-cell>
          </table:table-row>
          <table:table-row table:style-name="TableRow45">
            <table:table-cell table:style-name="TableCell46">
              <text:p text:style-name="P47"><text:span text:style-name="T48">Size</text:span></text:p>
            </table:table-cell>
            <table:table-cell table:style-name="TableCell49">
              <text:p text:style-name="P50"><text:span text:style-name="T51">165mm x 30mm x 40mm</text:span></text:p>
            </table:table-cell>
          </table:table-row>
          <table:table-row table:style-name="TableRow52">
            <table:table-cell table:style-name="TableCell53">
              <text:p text:style-name="P54"><text:span text:style-name="T55">Temperature</text:span></text:p>
            </table:table-cell>
            <table:table-cell table:style-name="TableCell56">
              <text:p text:style-name="P57"><text:span text:style-name="T58">0 – 40°C</text:span></text:p>
            </table:table-cell>
          </table:table-row>
          <table:table-row table:style-name="TableRow59">
            <table:table-cell table:style-name="TableCell60">
              <text:p text:style-name="P61"><text:span text:style-name="T62">Power Supply</text:span></text:p>
            </table:table-cell>
            <table:table-cell table:style-name="TableCell63">
              <text:p text:style-name="P64"><text:span text:style-name="T65">USB 2.0</text:span></text:p>
            </table:table-cell>
          </table:table-row>
          <table:table-row table:style-name="TableRow66">
            <table:table-cell table:style-name="TableCell67">
              <text:p text:style-name="P68"><text:span text:style-name="T69">Power Consumption</text:span></text:p>
            </table:table-cell>
            <table:table-cell table:style-name="TableCell70">
              <text:p text:style-name="P71"><text:span text:style-name="T72">&lt; 2.4 W</text:span></text:p>
            </table:table-cell>
          </table:table-row>
          <table:table-row table:style-name="TableRow73">
            <table:table-cell table:style-name="TableCell74">
              <text:p text:style-name="P75"><text:span text:style-name="T76">Operating Systems</text:span></text:p>
            </table:table-cell>
            <table:table-cell table:style-name="TableCell77">
              <text:p text:style-name="P78"><text:span text:style-name="T79">Android / Linux / Windows7/8/10</text:span></text:p>
            </table:table-cell>
          </table:table-row>
          <table:table-row table:style-name="TableRow80">
            <table:table-cell table:style-name="TableCell81">
              <text:p text:style-name="P82"><text:span text:style-name="T83">SDK</text:span></text:p>
            </table:table-cell>
            <table:table-cell table:style-name="TableCell84">
              <text:p text:style-name="P85"><text:span text:style-name="T86">Astra SDK or OpenNI 2 or 3rd Party SDK</text:span></text:p>
            </table:table-cell>
          </table:table-row>
          <table:table-row table:style-name="TableRow87">
            <table:table-cell table:style-name="TableCell88">
              <text:p text:style-name="P89"><text:span text:style-name="T90">Accuracy</text:span></text:p>
            </table:table-cell>
            <table:table-cell table:style-name="TableCell91">
              <text:p text:style-name="P92"><text:span text:style-name="T93">+/- 1 – 3mm @1 m</text:span></text:p>
            </table:table-cell>
          </table:table-row>
          <table:table-row table:style-name="TableRow94">
            <table:table-cell table:style-name="TableCell95">
              <text:p text:style-name="P96"><text:span text:style-name="T97">Microphones</text:span></text:p>
            </table:table-cell>
            <table:table-cell table:style-name="TableCell98">
              <text:p text:style-name="P99"><text:span text:style-name="T100">2 Built-in</text:span></text:p>
            </table:table-cell>
          </table:table-row>
        </table:table-header-rows>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ato" svg:font-family="Lato"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IMEE WALKER</meta:initial-creator>
    <dc:creator>AIMEE WALKER</dc:creator>
    <meta:creation-date>2024-02-22T13:59:00Z</meta:creation-date>
    <dc:date>2024-02-22T13:59:00Z</dc:date>
    <meta:template xlink:href="Normal" xlink:type="simple"/>
    <meta:editing-cycles>2</meta:editing-cycles>
    <meta:editing-duration>PT0S</meta:editing-duration>
    <meta:document-statistic meta:page-count="1" meta:paragraph-count="2" meta:word-count="178" meta:character-count="1197" meta:row-count="8" meta:non-whitespace-character-count="1021"/>
  </office:meta>
</office:document-meta>
</file>